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b8af" officeooo:paragraph-rsid="0005b8af" style:font-weight-asian="bold" style:font-weight-complex="bold"/>
    </style:style>
    <style:style style:name="P2" style:family="paragraph" style:parent-style-name="Standard">
      <style:text-properties officeooo:paragraph-rsid="0005b8af"/>
    </style:style>
    <style:style style:name="P3" style:family="paragraph" style:parent-style-name="Standard">
      <style:text-properties officeooo:rsid="0005b8af" officeooo:paragraph-rsid="0005b8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rutura para Operar</text:p>
      <text:p text:style-name="Standard"/>
      <text:p text:style-name="Standard"/>
      <text:p text:style-name="Standard">Quais Torneios Pretendo Trabalhar? Detalhe os dias e horários de jogos (aproximado)</text:p>
      <text:p text:style-name="P2"/>
      <text:p text:style-name="P3">premiere league inglesa, championship da inglaterra, la liga, frança divisão 1, alemanha bundesliga, portugal divisão 1, campeonato brasileiro série a e b, holandês, italiano… com o tempo acrescentar mais e pegar os dias e horários dos jogos</text:p>
      <text:p text:style-name="P2"/>
      <text:p text:style-name="P2"/>
      <text:p text:style-name="P2">Qual a Estrutura e Tempo preciso pra Trabalhar nesses Torneios?</text:p>
      <text:p text:style-name="P3">2 ou 3 horas por dia</text:p>
      <text:p text:style-name="P2"/>
      <text:p text:style-name="P2"/>
      <text:p text:style-name="P2">Qual é meu plano para estudar as Equipes desses Torneios?</text:p>
      <text:p text:style-name="P3">Ver a classificação, últimos jogos, comparar com anos anteriores, e procurar padrões com a base de d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22:36:19.970067878</meta:creation-date>
    <dc:date>2019-09-28T22:42:46.515206666</dc:date>
    <meta:editing-duration>PT6M27S</meta:editing-duration>
    <meta:editing-cycles>1</meta:editing-cycles>
    <meta:document-statistic meta:table-count="0" meta:image-count="0" meta:object-count="0" meta:page-count="1" meta:paragraph-count="7" meta:word-count="95" meta:character-count="589" meta:non-whitespace-character-count="501"/>
    <meta:generator>LibreOffice/6.0.7.3$Linux_x86 LibreOffice_project/00m0$Build-3</meta:generator>
  </office:meta>
</office:document-meta>
</file>